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/>
    </style:style>
    <style:style style:name="T4" style:family="text">
      <style:text-properties fo:font-size="10pt"/>
    </style:style>
    <style:style style:name="T5" style:family="text">
      <style:text-properties style:font-size-asian="10pt"/>
    </style:style>
    <style:style style:name="T6" style:family="text">
      <style:text-properties style:font-size-complex="10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fo:padding="0.499cm" fo:border="0.002cm solid #e6e6e6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10.4cm" svg:height="5.941cm" draw:z-index="0"><draw:text-box><text:p text:style-name="P1"><text:span text:style-name="T1">%FIRST_NAME% %LAST_NAME%</text:span><text:span text:style-name="T1"><office:annotation><dc:creator>Unknown Author</dc:creator><dc:date>2011-02-12T11:44:31.67</dc:date><text:p text:style-name="P3"><text:span text:style-name="T8">These are all the fields available – use the ones you need</text:span></text:p></office:annotation></text:span><text:span text:style-name="T1"> <text:line-break/></text:span><text:span text:style-name="T2">(Gender: %GENDER%)</text:span></text:p><text:p text:style-name="P1">(Member of %CONGREGATION%)</text:p><text:p text:style-name="P1"/><text:p text:style-name="P1">c/o %FAMILY_NAME% Family</text:p><text:p text:style-name="P1">%ADDRESS_STREET%</text:p><text:p text:style-name="P1">%ADDRESS_SUBURB% %ADDRESS_STATE% %ADDRESS_POSTCODE%</text:p><text:p text:style-name="P1"/><text:p text:style-name="P1">%HOME_TEL% / %MOBILE_TEL% / %WORK_TEL%</text:p><text:p text:style-name="P2"><text:span text:style-name="T7">%EMAIL%</text:span><text:span text:style-name="T7"><office:annotation><dc:creator>Unknown Author</dc:creator><dc:date>2011-02-12T11:43:53.28</dc:date><text:p text:style-name="P3"><text:span text:style-name="T8">Using a frame like this, anchored “as character”, means that subsequent entries will gradually fill the page</text:span></text:p></office:annotation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>
      <style:paragraph-properties fo:margin-top="0cm" fo:margin-bottom="0cm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4T21:52:37.12</meta:creation-date>
    <dc:date>2011-02-12T11:44:46.42</dc:date>
    <meta:editing-duration>PT00H29M17S</meta:editing-duration>
    <meta:editing-cycles>12</meta:editing-cycles>
    <meta:generator>OpenOffice.org/3.1$Win32 OpenOffice.org_project/310m11$Build-9399</meta:generator>
    <meta:document-statistic meta:table-count="0" meta:image-count="0" meta:object-count="0" meta:page-count="1" meta:paragraph-count="8" meta:word-count="20" meta:character-count="209"/>
  </office:meta>
</office:document-meta>
</file>